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Liberation Serif" fo:font-weight="bold" style:font-weight-asian="bold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erif" fo:font-weight="normal" style:font-weight-asian="normal" style:font-weight-complex="normal"/>
    </style:style>
    <style:style style:name="P3" style:family="paragraph" style:parent-style-name="Standard">
      <style:paragraph-properties fo:margin-left="0in" fo:margin-right="0in" fo:line-height="150%" fo:text-align="justify" style:justify-single-word="false" fo:text-indent="0.7874in" style:auto-text-indent="false"/>
      <style:text-properties style:use-window-font-color="true" style:font-name="Liberation Serif" fo:font-size="12pt" fo:font-weight="normal" style:font-size-asian="12pt" style:font-weight-asian="normal" style:font-size-complex="12pt" style:font-weight-complex="normal"/>
    </style:style>
    <style:style style:name="P4" style:family="paragraph" style:parent-style-name="Preformatted_20_Text" style:list-style-name="L1">
      <style:paragraph-properties fo:margin-left="0in" fo:margin-right="0in" fo:line-height="150%" fo:text-align="justify" style:justify-single-word="false" fo:text-indent="0.7874in" style:auto-text-indent="false"/>
      <style:text-properties style:font-name="Liberation Serif" fo:font-size="12pt" style:font-size-asian="12pt" style:font-size-complex="12pt"/>
    </style:style>
    <style:style style:name="P5" style:family="paragraph" style:parent-style-name="Preformatted_20_Text" style:list-style-name="L1">
      <style:paragraph-properties fo:margin-left="0in" fo:margin-right="0in" fo:line-height="150%" fo:orphans="2" fo:widows="2" fo:text-indent="0.7874in" style:auto-text-indent="false"/>
      <style:text-properties style:font-name="Liberation Serif" fo:font-size="12pt" style:font-size-asian="12pt" style:font-size-complex="12pt"/>
    </style:style>
    <style:style style:name="P6" style:family="paragraph" style:parent-style-name="Preformatted_20_Text" style:list-style-name="L1">
      <style:paragraph-properties fo:margin-left="0in" fo:margin-right="0in" fo:margin-top="0in" fo:margin-bottom="0.1965in" fo:line-height="150%" fo:orphans="2" fo:widows="2" fo:text-indent="0.7874in" style:auto-text-indent="false"/>
      <style:text-properties style:font-name="Liberation Serif" fo:font-size="12pt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S</text:p>
      <text:p text:style-name="P2"/>
      <text:p text:style-name="P3">Os seguintes testes serão realizados:</text:p>
      <text:list xml:id="list643559408" text:style-name="L1">
        <text:list-item>
          <text:p text:style-name="P4">Entrar com login e senha errados;</text:p>
        </text:list-item>
        <text:list-item>
          <text:p text:style-name="P5">Inserir horas acima de 24:00 (exemplo: 25:00);</text:p>
        </text:list-item>
        <text:list-item>
          <text:p text:style-name="P5">Inserir fator de multiplicação negativo;</text:p>
        </text:list-item>
        <text:list-item>
          <text:p text:style-name="P5">Inserir distância negativa;</text:p>
        </text:list-item>
        <text:list-item>
          <text:p text:style-name="P5">Inserir tempo negativo;</text:p>
        </text:list-item>
        <text:list-item>
          <text:p text:style-name="P5">Inserir strings maiores do que o previsto no SGBD;</text:p>
        </text:list-item>
        <text:list-item>
          <text:p text:style-name="P5">Inserir colaborador com cargo sem privilégio algum;</text:p>
        </text:list-item>
        <text:list-item>
          <text:p text:style-name="P5">Pesquisar por cidades inexistentes;</text:p>
        </text:list-item>
        <text:list-item>
          <text:p text:style-name="P6">Inserir campos nulo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H </meta:initial-creator>
    <meta:creation-date>2011-06-27T00:18:02</meta:creation-date>
    <dc:date>2011-10-07T22:12:23</dc:date>
    <dc:creator>PH </dc:creator>
    <meta:editing-duration>PT3M54S</meta:editing-duration>
    <meta:editing-cycles>2</meta:editing-cycles>
    <meta:generator>LibreOffice/3.3$Linux LibreOffice_project/330m19$Build-301</meta:generator>
    <meta:document-statistic meta:table-count="0" meta:image-count="0" meta:object-count="0" meta:page-count="1" meta:paragraph-count="11" meta:word-count="62" meta:character-count="378"/>
  </office:meta>
</office:document-meta>
</file>